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337" style:parent-style-name="Graphics">
      <style:graphic-properties draw:fill="none" draw:stroke="none"/>
    </style:style>
    <style:style style:family="text" style:name="a33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draw:stroke="none"/>
    </style:style>
    <style:style style:family="graphic" style:name="a353" style:parent-style-name="Graphics">
      <style:graphic-properties draw:fill="none" draw:stroke="none"/>
    </style:style>
    <style:style style:family="text" style:name="a35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draw:stroke="none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/>
    </style:style>
    <style:style style:family="text" style:name="a36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19" svg:x="0in" svg:y="-0.00147in" svg:width="13.33073in" svg:height="7.50146in" style:rel-width="scale" style:rel-height="scale">
          <draw:image xlink:href="media/image1.png" xlink:type="simple" xlink:show="embed" xlink:actuate="onLoad"/>
          <svg:title/>
          <svg:desc>Ein Bild, das Text, dunkel, Nacht, Outdoorobjekt enthält.

Automatisch generierte Beschreibung</svg:desc>
        </draw:frame>
        <draw:frame draw:id="id64" draw:style-name="a337" draw:transform="translate(-2.66667in -3.33333in) rotate(-1.5708) translate(6.66667in 3.75in)" draw:name="Grafik 11" svg:width="5.33333in" svg:height="6.66667in" style:rel-width="scale" style:rel-height="scale">
          <draw:image xlink:href="media/image2.png" xlink:type="simple" xlink:show="embed" xlink:actuate="onLoad"/>
          <svg:title/>
          <svg:desc/>
        </draw:frame>
        <draw:frame draw:id="id65" presentation:style-name="a342" draw:name="Titel 1" svg:x="4.0965in" svg:y="1.84217in" svg:width="5.15129in" svg:height="3.8127in" presentation:class="title" presentation:placeholder="false">
          <draw:text-box>
            <text:p text:style-name="a341" text:class-names="" text:cond-style-name=""><text:span text:style-name="a338" text:class-names="">Casa De<text:s text:c="1"/></text:span><text:span text:style-name="a339" text:class-names="">Diamantes</text:span><text:span text:style-name="a340" text:class-names=""/></text:p>
          </draw:text-box>
          <svg:title/>
          <svg:desc/>
        </draw:frame>
      </draw:page>
      <draw:page draw:name="Slide2" draw:style-name="a343" draw:master-page-name="Master1-Layout1-title-Titelfolie" presentation:presentation-page-layout-name="Master1-PPL1" draw:id="Slide-257">
        <draw:frame draw:id="id66" draw:style-name="a344" draw:name="Grafik 15" svg:x="0in" svg:y="0in" svg:width="13.33333in" svg:height="7.5in" style:rel-width="scale" style:rel-height="scale">
          <draw:image xlink:href="media/image3.PNG" xlink:type="simple" xlink:show="embed" xlink:actuate="onLoad"/>
          <svg:title/>
          <svg:desc>Ein Bild, das Text enthält.

Automatisch generierte Beschreibung</svg:desc>
        </draw:frame>
        <draw:frame draw:id="id67" draw:style-name="a345" draw:name="Grafik 11" svg:x="0.21629in" svg:y="0.3754in" svg:width="5.33333in" svg:height="6.66667in" style:rel-width="scale" style:rel-height="scale">
          <draw:image xlink:href="media/image2.png" xlink:type="simple" xlink:show="embed" xlink:actuate="onLoad"/>
          <svg:title/>
          <svg:desc/>
        </draw:frame>
        <draw:frame draw:id="id68" presentation:style-name="a350" draw:name="Titel 1" svg:x="0.94606in" svg:y="1.1165in" svg:width="3.87379in" svg:height="5.18447in" presentation:class="title" presentation:placeholder="false">
          <draw:text-box>
            <text:p text:style-name="a349" text:class-names="" text:cond-style-name=""><text:span text:style-name="a346" text:class-names="">ABOUT<text:line-break/></text:span><text:span text:style-name="a347" text:class-names="">Casa De Diamantes is a 2d shooter</text:span><text:span text:style-name="a348" text:class-names=""/></text:p>
          </draw:text-box>
          <svg:title/>
          <svg:desc/>
        </draw:frame>
      </draw:page>
      <draw:page draw:name="Slide3" draw:style-name="a351" draw:master-page-name="Master1-Layout1-title-Titelfolie" presentation:presentation-page-layout-name="Master1-PPL1" draw:id="Slide-258">
        <draw:frame draw:id="id69" draw:style-name="a352" draw:name="Grafik 7" svg:x="-0in" svg:y="-0in" svg:width="13.33333in" svg:height="7.5in" style:rel-width="scale" style:rel-height="scale">
          <draw:image xlink:href="media/image4.png" xlink:type="simple" xlink:show="embed" xlink:actuate="onLoad"/>
          <svg:title/>
          <svg:desc>Ein Bild, das Text, dunkel, Nachthimmel enthält.

Automatisch generierte Beschreibung</svg:desc>
        </draw:frame>
        <draw:frame draw:id="id70" draw:style-name="a353" draw:name="Grafik 11" svg:x="7.76496in" svg:y="0.41667in" svg:width="5.33333in" svg:height="6.66667in" style:rel-width="scale" style:rel-height="scale">
          <draw:image xlink:href="media/image2.png" xlink:type="simple" xlink:show="embed" xlink:actuate="onLoad"/>
          <svg:title/>
          <svg:desc/>
        </draw:frame>
        <draw:frame draw:id="id71" presentation:style-name="a358" draw:name="Titel 1" svg:x="8.49473in" svg:y="1.15777in" svg:width="3.87379in" svg:height="5.18447in" presentation:class="title" presentation:placeholder="false">
          <draw:text-box>
            <text:p text:style-name="a357" text:class-names="" text:cond-style-name=""><text:span text:style-name="a354" text:class-names="">ABOUT<text:line-break/></text:span><text:span text:style-name="a355" text:class-names="">Casa De Diamantes is a 2d shooter</text:span><text:span text:style-name="a356" text:class-names=""/></text:p>
          </draw:text-box>
          <svg:title/>
          <svg:desc/>
        </draw:frame>
      </draw:page>
      <draw:page draw:name="Slide4" draw:style-name="a359" draw:master-page-name="Master1-Layout1-title-Titelfolie" presentation:presentation-page-layout-name="Master1-PPL1" draw:id="Slide-259">
        <draw:frame draw:id="id72" draw:style-name="a360" draw:name="Grafik 2" svg:x="0in" svg:y="-0in" svg:width="13.33333in" svg:height="7.5in" style:rel-width="scale" style:rel-height="scale">
          <draw:image xlink:href="media/image5.png" xlink:type="simple" xlink:show="embed" xlink:actuate="onLoad"/>
          <svg:title/>
          <svg:desc>Ein Bild, das Text, drinnen, computer, Bildschirm enthält.

Automatisch generierte Beschreibung</svg:desc>
        </draw:frame>
        <draw:frame draw:id="id73" draw:style-name="a361" draw:name="Grafik 11" svg:x="7.76496in" svg:y="0.41667in" svg:width="5.33333in" svg:height="6.66667in" style:rel-width="scale" style:rel-height="scale">
          <draw:image xlink:href="media/image2.png" xlink:type="simple" xlink:show="embed" xlink:actuate="onLoad"/>
          <svg:title/>
          <svg:desc/>
        </draw:frame>
        <draw:frame draw:id="id74" presentation:style-name="a366" draw:name="Titel 1" svg:x="8.49473in" svg:y="1.15777in" svg:width="3.87379in" svg:height="5.18447in" presentation:class="title" presentation:placeholder="false">
          <draw:text-box>
            <text:p text:style-name="a365" text:class-names="" text:cond-style-name=""><text:span text:style-name="a362" text:class-names="">ABOUT<text:line-break/></text:span><text:span text:style-name="a363" text:class-names="">Casa De Diamantes is a 2d shooter</text:span><text:span text:style-name="a3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.01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.01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.01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.01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.01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.01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.01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.01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.01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.01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.01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.01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woooa cool</dc:title>
    <meta:initial-creator>26FG7j73u3EqRLkx</meta:initial-creator>
    <dc:creator>William Djalal</dc:creator>
    <meta:creation-date>2020-12-30T16:56:14Z</meta:creation-date>
    <dc:date>2021-01-04T00:52:58Z</dc:date>
    <meta:editing-cycles>4</meta:editing-cycles>
    <meta:editing-duration>PT0S</meta:editing-duration>
    <meta:document-statistic meta:paragraph-count="4" meta:word-count="30"/>
  </office:meta>
</office:document-meta>
</file>